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0807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0.7063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Model: Lo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ot_ID</text:p>
          </table:table-cell>
          <table:table-cell office:value-type="string">
            <text:p>event_inoc_date</text:p>
          </table:table-cell>
          <table:table-cell office:value-type="string">
            <text:p>event_pull_date</text:p>
          </table:table-cell>
          <table:table-cell office:value-type="string">
            <text:p>cycle_num_weeks</text:p>
          </table:table-cell>
          <table:table-cell table:number-columns-repeated="2" office:value-type="string">
            <text:p>num_units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Model: Unit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nits_id</text:p>
          </table:table-cell>
          <table:table-cell office:value-type="string">
            <text:p>size</text:p>
          </table:table-cell>
          <table:table-cell office:value-type="string">
            <text:p>container</text:p>
          </table:table-cell>
          <table:table-cell office:value-type="string">
            <text:p>model</text:p>
          </table:table-cell>
          <table:table-cell office:value-type="string">
            <text:p>pounds_substrate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odel: Strai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train_id</text:p>
          </table:table-cell>
          <table:table-cell office:value-type="string">
            <text:p>species</text:p>
          </table:table-cell>
          <table:table-cell office:value-type="string">
            <text:p>origin</text:p>
          </table:table-cell>
          <table:table-cell office:value-type="string">
            <text:p>commercial_name</text:p>
          </table:table-cell>
          <table:table-cell office:value-type="string">
            <text:p>date_acquired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odel: Metho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ethod_id</text:p>
          </table:table-cell>
          <table:table-cell office:value-type="string">
            <text:p>Method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odel: Harve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arvest_id</text:p>
          </table:table-cell>
          <table:table-cell office:value-type="string">
            <text:p>lot_id(FK)</text:p>
          </table:table-cell>
          <table:table-cell office:value-type="string">
            <text:p>num_pounds</text:p>
          </table:table-cell>
          <table:table-cell office:value-type="string">
            <text:p>date</text:p>
          </table:table-cell>
          <table:table-cell office:value-type="string">
            <text:p>num_pounds_cull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odel: substrate_mi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ubstrate_mix_id</text:p>
          </table:table-cell>
          <table:table-cell office:value-type="string">
            <text:p>straw_pounds</text:p>
          </table:table-cell>
          <table:table-cell office:value-type="string">
            <text:p>csh_pounds</text:p>
          </table:table-cell>
          <table:table-cell office:value-type="string">
            <text:p>gypsum_pound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odel: loss_substrat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oss_sub_id</text:p>
          </table:table-cell>
          <table:table-cell office:value-type="string">
            <text:p>lot_id(FK)</text:p>
          </table:table-cell>
          <table:table-cell office:value-type="string">
            <text:p>date</text:p>
          </table:table-cell>
          <table:table-cell office:value-type="string">
            <text:p>num_units_loss</text:p>
          </table:table-cell>
          <table:table-cell office:value-type="string">
            <text:p>reason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odel: Loss_unsol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oss_unsold_id</text:p>
          </table:table-cell>
          <table:table-cell office:value-type="string">
            <text:p>lot_id(FK)</text:p>
          </table:table-cell>
          <table:table-cell office:value-type="string">
            <text:p>date</text:p>
          </table:table-cell>
          <table:table-cell office:value-type="string">
            <text:p>num_pounds_loss</text:p>
          </table:table-cell>
          <table:table-cell office:value-type="string">
            <text:p>reason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REPOR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View of Lot</text:p>
          </table:table-cell>
          <table:table-cell table:number-columns-repeated="11"/>
        </table:table-row>
        <table:table-row table:style-name="ro1">
          <table:table-cell office:value-type="string">
            <text:p>Model</text:p>
          </table:table-cell>
          <table:table-cell office:value-type="string">
            <text:p>Lot</text:p>
          </table:table-cell>
          <table:table-cell office:value-type="string">
            <text:p>Method</text:p>
          </table:table-cell>
          <table:table-cell office:value-type="string">
            <text:p>Strain</text:p>
          </table:table-cell>
          <table:table-cell table:number-columns-repeated="2" office:value-type="string">
            <text:p>Lot</text:p>
          </table:table-cell>
          <table:table-cell table:number-columns-repeated="2"/>
          <table:table-cell office:value-type="string">
            <text:p>Loss_sub</text:p>
          </table:table-cell>
          <table:table-cell office:value-type="string">
            <text:p>Units</text:p>
          </table:table-cell>
          <table:table-cell table:number-columns-repeated="2" office:value-type="string">
            <text:p>Substrate Mix</text:p>
          </table:table-cell>
        </table:table-row>
        <table:table-row table:style-name="ro2">
          <table:table-cell/>
          <table:table-cell office:value-type="string">
            <text:p>lot_ID</text:p>
          </table:table-cell>
          <table:table-cell office:value-type="string">
            <text:p>method_ID(FK)</text:p>
          </table:table-cell>
          <table:table-cell office:value-type="string">
            <text:p>strain_Id(FK)</text:p>
          </table:table-cell>
          <table:table-cell office:value-type="string">
            <text:p>event_inoc_date</text:p>
          </table:table-cell>
          <table:table-cell office:value-type="string">
            <text:p>event_pull_date</text:p>
          </table:table-cell>
          <table:table-cell office:value-type="string">
            <text:p>cycle_num_weeks</text:p>
          </table:table-cell>
          <table:table-cell office:value-type="string">
            <text:p>num_units</text:p>
          </table:table-cell>
          <table:table-cell office:value-type="string">
            <text:p>num_units_loss</text:p>
          </table:table-cell>
          <table:table-cell office:value-type="string">
            <text:p>type_units</text:p>
          </table:table-cell>
          <table:table-cell office:value-type="string">
            <text:p>(percent_straw)</text:p>
          </table:table-cell>
          <table:table-cell office:value-type="string">
            <text:p>(percent_csh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View of Los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ot</text:p>
          </table:table-cell>
          <table:table-cell office:value-type="string">
            <text:p>Lot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ot_ID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1/15/2016</text:date>, <text:time>16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6:05:11</meta:creation-date>
    <meta:editing-duration>PT47M39S</meta:editing-duration>
    <meta:editing-cycles>3</meta:editing-cycles>
    <meta:generator>OpenOffice/4.1.2$Unix OpenOffice.org_project/412m3$Build-9782</meta:generator>
    <meta:initial-creator>Steven Bell</meta:initial-creator>
    <dc:date>2016-01-15T16:52:45</dc:date>
    <dc:creator>Steven Bell</dc:creator>
    <meta:document-statistic meta:table-count="3" meta:cell-count="73" meta:object-count="0"/>
  </office:meta>
</office:document-meta>
</file>